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11mm"/>
    </style:style>
    <style:style style:name="co2" style:family="table-column">
      <style:table-column-properties fo:break-before="auto" style:column-width="56.11mm"/>
    </style:style>
    <style:style style:name="co3" style:family="table-column">
      <style:table-column-properties fo:break-before="auto" style:column-width="35.7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cor_veg_df5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""</text:p>
          </table:table-cell>
          <table:table-cell office:value-type="string" calcext:value-type="string">
            <text:p>"SampleID.x"</text:p>
          </table:table-cell>
          <table:table-cell office:value-type="string" calcext:value-type="string">
            <text:p>"SampleID.y"</text:p>
          </table:table-cell>
          <table:table-cell office:value-type="string" calcext:value-type="string">
            <text:p>"VarDist"</text:p>
          </table:table-cell>
        </table:table-row>
        <table:table-row table:style-name="ro1">
          <table:table-cell office:value-type="string" calcext:value-type="string">
            <text:p>"116"</text:p>
          </table:table-cell>
          <table:table-cell table:style-name="ce1" office:value-type="string" calcext:value-type="string">
            <text:p>"mean_coberturacopa_Prunus"</text:p>
          </table:table-cell>
          <table:table-cell table:style-name="ce1" office:value-type="string" calcext:value-type="string">
            <text:p>"prop_Prunus"</text:p>
          </table:table-cell>
          <table:table-cell table:style-name="ce1" office:value-type="float" office:value="0.947500153681034" calcext:value-type="float">
            <text:p>0.947500153681034</text:p>
          </table:table-cell>
        </table:table-row>
        <table:table-row table:style-name="ro1">
          <table:table-cell office:value-type="string" calcext:value-type="string">
            <text:p>"61"</text:p>
          </table:table-cell>
          <table:table-cell table:style-name="ce1" office:value-type="string" calcext:value-type="string">
            <text:p>"mean_coberturacopa_Salix"</text:p>
          </table:table-cell>
          <table:table-cell table:style-name="ce1" office:value-type="string" calcext:value-type="string">
            <text:p>"prop_Salix"</text:p>
          </table:table-cell>
          <table:table-cell table:style-name="ce1" office:value-type="float" office:value="0.944377215319697" calcext:value-type="float">
            <text:p>0.944377215319697</text:p>
          </table:table-cell>
        </table:table-row>
        <table:table-row table:style-name="ro1">
          <table:table-cell office:value-type="string" calcext:value-type="string">
            <text:p>"91"</text:p>
          </table:table-cell>
          <table:table-cell table:style-name="ce1" office:value-type="string" calcext:value-type="string">
            <text:p>"mean_coberturacopa_Alnus"</text:p>
          </table:table-cell>
          <table:table-cell table:style-name="ce1" office:value-type="string" calcext:value-type="string">
            <text:p>"prop_Alnus"</text:p>
          </table:table-cell>
          <table:table-cell table:style-name="ce1" office:value-type="float" office:value="0.866698082467375" calcext:value-type="float">
            <text:p>0.866698082467375</text:p>
          </table:table-cell>
        </table:table-row>
        <table:table-row table:style-name="ro1">
          <table:table-cell office:value-type="string" calcext:value-type="string">
            <text:p>"28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Abies"</text:p>
          </table:table-cell>
          <table:table-cell office:value-type="float" office:value="0.766615781507028" calcext:value-type="float">
            <text:p>0.766615781507028</text:p>
          </table:table-cell>
        </table:table-row>
        <table:table-row table:style-name="ro1">
          <table:table-cell office:value-type="string" calcext:value-type="string">
            <text:p>"118"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total_mean_Altura"</text:p>
          </table:table-cell>
          <table:table-cell office:value-type="float" office:value="0.675208776422844" calcext:value-type="float">
            <text:p>0.675208776422844</text:p>
          </table:table-cell>
        </table:table-row>
        <table:table-row table:style-name="ro1">
          <table:table-cell office:value-type="string" calcext:value-type="string">
            <text:p>"104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Juniperus"</text:p>
          </table:table-cell>
          <table:table-cell office:value-type="float" office:value="0.669709391095092" calcext:value-type="float">
            <text:p>0.669709391095092</text:p>
          </table:table-cell>
        </table:table-row>
        <table:table-row table:style-name="ro1">
          <table:table-cell office:value-type="string" calcext:value-type="string">
            <text:p>"45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Pinus"</text:p>
          </table:table-cell>
          <table:table-cell office:value-type="float" office:value="0.649817060814949" calcext:value-type="float">
            <text:p>0.649817060814949</text:p>
          </table:table-cell>
        </table:table-row>
        <table:table-row table:style-name="ro1">
          <table:table-cell office:value-type="string" calcext:value-type="string">
            <text:p>"76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Arbutus"</text:p>
          </table:table-cell>
          <table:table-cell office:value-type="float" office:value="0.642450828087903" calcext:value-type="float">
            <text:p>0.642450828087903</text:p>
          </table:table-cell>
        </table:table-row>
        <table:table-row table:style-name="ro1">
          <table:table-cell office:value-type="string" calcext:value-type="string">
            <text:p>"102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Juniperus"</text:p>
          </table:table-cell>
          <table:table-cell office:value-type="float" office:value="0.614937631189327" calcext:value-type="float">
            <text:p>0.614937631189327</text:p>
          </table:table-cell>
        </table:table-row>
        <table:table-row table:style-name="ro1">
          <table:table-cell office:value-type="string" calcext:value-type="string">
            <text:p>"164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0.5898156892287" calcext:value-type="float">
            <text:p>0.5898156892287</text:p>
          </table:table-cell>
        </table:table-row>
        <table:table-row table:style-name="ro1">
          <table:table-cell office:value-type="string" calcext:value-type="string">
            <text:p>"138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562959773666035" calcext:value-type="float">
            <text:p>0.562959773666035</text:p>
          </table:table-cell>
        </table:table-row>
        <table:table-row table:style-name="ro1">
          <table:table-cell office:value-type="string" calcext:value-type="string">
            <text:p>"129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543638381172492" calcext:value-type="float">
            <text:p>0.543638381172492</text:p>
          </table:table-cell>
        </table:table-row>
        <table:table-row table:style-name="ro1">
          <table:table-cell office:value-type="string" calcext:value-type="string">
            <text:p>"77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Arbutus"</text:p>
          </table:table-cell>
          <table:table-cell office:value-type="float" office:value="0.541722311119208" calcext:value-type="float">
            <text:p>0.541722311119208</text:p>
          </table:table-cell>
        </table:table-row>
        <table:table-row table:style-name="ro1">
          <table:table-cell office:value-type="string" calcext:value-type="string">
            <text:p>"87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Alnus"</text:p>
          </table:table-cell>
          <table:table-cell office:value-type="float" office:value="0.539657282880911" calcext:value-type="float">
            <text:p>0.539657282880911</text:p>
          </table:table-cell>
        </table:table-row>
        <table:table-row table:style-name="ro1">
          <table:table-cell office:value-type="string" calcext:value-type="string">
            <text:p>"15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latif"</text:p>
          </table:table-cell>
          <table:table-cell office:value-type="float" office:value="0.504438683090424" calcext:value-type="float">
            <text:p>0.504438683090424</text:p>
          </table:table-cell>
        </table:table-row>
        <table:table-row table:style-name="ro1">
          <table:table-cell office:value-type="string" calcext:value-type="string">
            <text:p>"43"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Pinus"</text:p>
          </table:table-cell>
          <table:table-cell office:value-type="float" office:value="0.481322085343523" calcext:value-type="float">
            <text:p>0.481322085343523</text:p>
          </table:table-cell>
        </table:table-row>
        <table:table-row table:style-name="ro1">
          <table:table-cell office:value-type="string" calcext:value-type="string">
            <text:p>"69"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Arbutus"</text:p>
          </table:table-cell>
          <table:table-cell office:value-type="float" office:value="0.47724401902063" calcext:value-type="float">
            <text:p>0.47724401902063</text:p>
          </table:table-cell>
        </table:table-row>
        <table:table-row table:style-name="ro1">
          <table:table-cell office:value-type="string" calcext:value-type="string">
            <text:p>"42"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Pinus"</text:p>
          </table:table-cell>
          <table:table-cell office:value-type="float" office:value="0.464060496716467" calcext:value-type="float">
            <text:p>0.464060496716467</text:p>
          </table:table-cell>
        </table:table-row>
        <table:table-row table:style-name="ro1">
          <table:table-cell office:value-type="string" calcext:value-type="string">
            <text:p>"101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Juniperus"</text:p>
          </table:table-cell>
          <table:table-cell office:value-type="float" office:value="0.458960303327876" calcext:value-type="float">
            <text:p>0.458960303327876</text:p>
          </table:table-cell>
        </table:table-row>
        <table:table-row table:style-name="ro1">
          <table:table-cell office:value-type="string" calcext:value-type="string">
            <text:p>"59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Salix"</text:p>
          </table:table-cell>
          <table:table-cell office:value-type="float" office:value="0.449283575437501" calcext:value-type="float">
            <text:p>0.449283575437501</text:p>
          </table:table-cell>
        </table:table-row>
        <table:table-row table:style-name="ro1">
          <table:table-cell office:value-type="string" calcext:value-type="string">
            <text:p>"79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Arbutus"</text:p>
          </table:table-cell>
          <table:table-cell office:value-type="float" office:value="0.414744236838968" calcext:value-type="float">
            <text:p>0.414744236838968</text:p>
          </table:table-cell>
        </table:table-row>
        <table:table-row table:style-name="ro1">
          <table:table-cell office:value-type="string" calcext:value-type="string">
            <text:p>"5"</text:p>
          </table:table-cell>
          <table:table-cell office:value-type="string" calcext:value-type="string">
            <text:p>"prop_Arbutus"</text:p>
          </table:table-cell>
          <table:table-cell office:value-type="string" calcext:value-type="string">
            <text:p>"prop_latif"</text:p>
          </table:table-cell>
          <table:table-cell office:value-type="float" office:value="0.407891923980214" calcext:value-type="float">
            <text:p>0.407891923980214</text:p>
          </table:table-cell>
        </table:table-row>
        <table:table-row table:style-name="ro1">
          <table:table-cell office:value-type="string" calcext:value-type="string">
            <text:p>"120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total_mean_Altura"</text:p>
          </table:table-cell>
          <table:table-cell office:value-type="float" office:value="0.390610088335792" calcext:value-type="float">
            <text:p>0.390610088335792</text:p>
          </table:table-cell>
        </table:table-row>
        <table:table-row table:style-name="ro1">
          <table:table-cell office:value-type="string" calcext:value-type="string">
            <text:p>"158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0.356321550978779" calcext:value-type="float">
            <text:p>0.356321550978779</text:p>
          </table:table-cell>
        </table:table-row>
        <table:table-row table:style-name="ro1">
          <table:table-cell office:value-type="string" calcext:value-type="string">
            <text:p>"26"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Abies"</text:p>
          </table:table-cell>
          <table:table-cell office:value-type="float" office:value="0.345554067713924" calcext:value-type="float">
            <text:p>0.345554067713924</text:p>
          </table:table-cell>
        </table:table-row>
        <table:table-row table:style-name="ro1">
          <table:table-cell office:value-type="string" calcext:value-type="string">
            <text:p>"57"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Salix"</text:p>
          </table:table-cell>
          <table:table-cell office:value-type="float" office:value="0.29890454838626" calcext:value-type="float">
            <text:p>0.29890454838626</text:p>
          </table:table-cell>
        </table:table-row>
        <table:table-row table:style-name="ro1">
          <table:table-cell office:value-type="string" calcext:value-type="string">
            <text:p>"148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0.285928367334931" calcext:value-type="float">
            <text:p>0.285928367334931</text:p>
          </table:table-cell>
        </table:table-row>
        <table:table-row table:style-name="ro1">
          <table:table-cell office:value-type="string" calcext:value-type="string">
            <text:p>"37"</text:p>
          </table:table-cell>
          <table:table-cell office:value-type="string" calcext:value-type="string">
            <text:p>"prop_Salix"</text:p>
          </table:table-cell>
          <table:table-cell office:value-type="string" calcext:value-type="string">
            <text:p>"prop_Pinus"</text:p>
          </table:table-cell>
          <table:table-cell office:value-type="float" office:value="0.281973992810556" calcext:value-type="float">
            <text:p>0.281973992810556</text:p>
          </table:table-cell>
        </table:table-row>
        <table:table-row table:style-name="ro1">
          <table:table-cell office:value-type="string" calcext:value-type="string">
            <text:p>"58"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Salix"</text:p>
          </table:table-cell>
          <table:table-cell office:value-type="float" office:value="0.280864441065611" calcext:value-type="float">
            <text:p>0.280864441065611</text:p>
          </table:table-cell>
        </table:table-row>
        <table:table-row table:style-name="ro1">
          <table:table-cell office:value-type="string" calcext:value-type="string">
            <text:p>"14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latif"</text:p>
          </table:table-cell>
          <table:table-cell office:value-type="float" office:value="0.278714859579681" calcext:value-type="float">
            <text:p>0.278714859579681</text:p>
          </table:table-cell>
        </table:table-row>
        <table:table-row table:style-name="ro1">
          <table:table-cell office:value-type="string" calcext:value-type="string">
            <text:p>"160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0.275035762203238" calcext:value-type="float">
            <text:p>0.275035762203238</text:p>
          </table:table-cell>
        </table:table-row>
        <table:table-row table:style-name="ro1">
          <table:table-cell office:value-type="string" calcext:value-type="string">
            <text:p>"145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coberturacopa_Pinus"</text:p>
          </table:table-cell>
          <table:table-cell office:value-type="float" office:value="0.270580641669644" calcext:value-type="float">
            <text:p>0.270580641669644</text:p>
          </table:table-cell>
        </table:table-row>
        <table:table-row table:style-name="ro1">
          <table:table-cell office:value-type="string" calcext:value-type="string">
            <text:p>"119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total_mean_Altura"</text:p>
          </table:table-cell>
          <table:table-cell office:value-type="float" office:value="0.263914461399116" calcext:value-type="float">
            <text:p>0.263914461399116</text:p>
          </table:table-cell>
        </table:table-row>
        <table:table-row table:style-name="ro1">
          <table:table-cell office:value-type="string" calcext:value-type="string">
            <text:p>"46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Pinus"</text:p>
          </table:table-cell>
          <table:table-cell office:value-type="float" office:value="0.260963679207535" calcext:value-type="float">
            <text:p>0.260963679207535</text:p>
          </table:table-cell>
        </table:table-row>
        <table:table-row table:style-name="ro1">
          <table:table-cell office:value-type="string" calcext:value-type="string">
            <text:p>"60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Salix"</text:p>
          </table:table-cell>
          <table:table-cell office:value-type="float" office:value="0.2563747939982" calcext:value-type="float">
            <text:p>0.2563747939982</text:p>
          </table:table-cell>
        </table:table-row>
        <table:table-row table:style-name="ro1">
          <table:table-cell office:value-type="string" calcext:value-type="string">
            <text:p>"21"</text:p>
          </table:table-cell>
          <table:table-cell office:value-type="string" calcext:value-type="string">
            <text:p>"prop_Salix"</text:p>
          </table:table-cell>
          <table:table-cell office:value-type="string" calcext:value-type="string">
            <text:p>"prop_Abies"</text:p>
          </table:table-cell>
          <table:table-cell office:value-type="float" office:value="0.245957567497363" calcext:value-type="float">
            <text:p>0.245957567497363</text:p>
          </table:table-cell>
        </table:table-row>
        <table:table-row table:style-name="ro1">
          <table:table-cell office:value-type="string" calcext:value-type="string">
            <text:p>"20"</text:p>
          </table:table-cell>
          <table:table-cell office:value-type="string" calcext:value-type="string">
            <text:p>"prop_Pinus"</text:p>
          </table:table-cell>
          <table:table-cell office:value-type="string" calcext:value-type="string">
            <text:p>"prop_Abies"</text:p>
          </table:table-cell>
          <table:table-cell office:value-type="float" office:value="0.24092729369029" calcext:value-type="float">
            <text:p>0.24092729369029</text:p>
          </table:table-cell>
        </table:table-row>
        <table:table-row table:style-name="ro1">
          <table:table-cell office:value-type="string" calcext:value-type="string">
            <text:p>"121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total_mean_Altura"</text:p>
          </table:table-cell>
          <table:table-cell office:value-type="float" office:value="0.233408498737679" calcext:value-type="float">
            <text:p>0.233408498737679</text:p>
          </table:table-cell>
        </table:table-row>
        <table:table-row table:style-name="ro1">
          <table:table-cell office:value-type="string" calcext:value-type="string">
            <text:p>"130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22800288179834" calcext:value-type="float">
            <text:p>0.22800288179834</text:p>
          </table:table-cell>
        </table:table-row>
        <table:table-row table:style-name="ro1">
          <table:table-cell office:value-type="string" calcext:value-type="string">
            <text:p>"30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Abies"</text:p>
          </table:table-cell>
          <table:table-cell office:value-type="float" office:value="0.227918235436961" calcext:value-type="float">
            <text:p>0.227918235436961</text:p>
          </table:table-cell>
        </table:table-row>
        <table:table-row table:style-name="ro1">
          <table:table-cell office:value-type="string" calcext:value-type="string">
            <text:p>"126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total_mean_Altura"</text:p>
          </table:table-cell>
          <table:table-cell office:value-type="float" office:value="0.207494327633349" calcext:value-type="float">
            <text:p>0.207494327633349</text:p>
          </table:table-cell>
        </table:table-row>
        <table:table-row table:style-name="ro1">
          <table:table-cell office:value-type="string" calcext:value-type="string">
            <text:p>"35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Abies"</text:p>
          </table:table-cell>
          <table:table-cell office:value-type="float" office:value="0.194148460488948" calcext:value-type="float">
            <text:p>0.194148460488948</text:p>
          </table:table-cell>
        </table:table-row>
        <table:table-row table:style-name="ro1">
          <table:table-cell office:value-type="string" calcext:value-type="string">
            <text:p>"141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191745081336969" calcext:value-type="float">
            <text:p>0.191745081336969</text:p>
          </table:table-cell>
        </table:table-row>
        <table:table-row table:style-name="ro1">
          <table:table-cell office:value-type="string" calcext:value-type="string">
            <text:p>"107"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Prunus"</text:p>
          </table:table-cell>
          <table:table-cell office:value-type="float" office:value="0.179217483147784" calcext:value-type="float">
            <text:p>0.179217483147784</text:p>
          </table:table-cell>
        </table:table-row>
        <table:table-row table:style-name="ro1">
          <table:table-cell office:value-type="string" calcext:value-type="string">
            <text:p>"124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total_mean_Altura"</text:p>
          </table:table-cell>
          <table:table-cell office:value-type="float" office:value="0.141658795746222" calcext:value-type="float">
            <text:p>0.141658795746222</text:p>
          </table:table-cell>
        </table:table-row>
        <table:table-row table:style-name="ro1">
          <table:table-cell office:value-type="string" calcext:value-type="string">
            <text:p>"6"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latif"</text:p>
          </table:table-cell>
          <table:table-cell office:value-type="float" office:value="0.137966337371709" calcext:value-type="float">
            <text:p>0.137966337371709</text:p>
          </table:table-cell>
        </table:table-row>
        <table:table-row table:style-name="ro1">
          <table:table-cell office:value-type="string" calcext:value-type="string">
            <text:p>"7"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latif"</text:p>
          </table:table-cell>
          <table:table-cell office:value-type="float" office:value="0.134955361131095" calcext:value-type="float">
            <text:p>0.134955361131095</text:p>
          </table:table-cell>
        </table:table-row>
        <table:table-row table:style-name="ro1">
          <table:table-cell office:value-type="string" calcext:value-type="string">
            <text:p>"16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latif"</text:p>
          </table:table-cell>
          <table:table-cell office:value-type="float" office:value="0.133167314806277" calcext:value-type="float">
            <text:p>0.133167314806277</text:p>
          </table:table-cell>
        </table:table-row>
        <table:table-row table:style-name="ro1">
          <table:table-cell office:value-type="string" calcext:value-type="string">
            <text:p>"17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latif"</text:p>
          </table:table-cell>
          <table:table-cell office:value-type="float" office:value="0.131789780771169" calcext:value-type="float">
            <text:p>0.131789780771169</text:p>
          </table:table-cell>
        </table:table-row>
        <table:table-row table:style-name="ro1">
          <table:table-cell office:value-type="string" calcext:value-type="string">
            <text:p>"39"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Pinus"</text:p>
          </table:table-cell>
          <table:table-cell office:value-type="float" office:value="0.129834917305901" calcext:value-type="float">
            <text:p>0.129834917305901</text:p>
          </table:table-cell>
        </table:table-row>
        <table:table-row table:style-name="ro1">
          <table:table-cell office:value-type="string" calcext:value-type="string">
            <text:p>"143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127223105230653" calcext:value-type="float">
            <text:p>0.127223105230653</text:p>
          </table:table-cell>
        </table:table-row>
        <table:table-row table:style-name="ro1">
          <table:table-cell office:value-type="string" calcext:value-type="string">
            <text:p>"113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Prunus"</text:p>
          </table:table-cell>
          <table:table-cell office:value-type="float" office:value="0.107326412377221" calcext:value-type="float">
            <text:p>0.107326412377221</text:p>
          </table:table-cell>
        </table:table-row>
        <table:table-row table:style-name="ro1">
          <table:table-cell office:value-type="string" calcext:value-type="string">
            <text:p>"25"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Abies"</text:p>
          </table:table-cell>
          <table:table-cell office:value-type="float" office:value="0.100302300236142" calcext:value-type="float">
            <text:p>0.100302300236142</text:p>
          </table:table-cell>
        </table:table-row>
        <table:table-row table:style-name="ro1">
          <table:table-cell office:value-type="string" calcext:value-type="string">
            <text:p>"8"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latif"</text:p>
          </table:table-cell>
          <table:table-cell office:value-type="float" office:value="0.0990589461239122" calcext:value-type="float">
            <text:p>0.099058946123912</text:p>
          </table:table-cell>
        </table:table-row>
        <table:table-row table:style-name="ro1">
          <table:table-cell office:value-type="string" calcext:value-type="string">
            <text:p>"44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Pinus"</text:p>
          </table:table-cell>
          <table:table-cell office:value-type="float" office:value="0.0906837122297738" calcext:value-type="float">
            <text:p>0.090683712229774</text:p>
          </table:table-cell>
        </table:table-row>
        <table:table-row table:style-name="ro1">
          <table:table-cell office:value-type="string" calcext:value-type="string">
            <text:p>"18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latif"</text:p>
          </table:table-cell>
          <table:table-cell office:value-type="float" office:value="0.0850100851292086" calcext:value-type="float">
            <text:p>0.085010085129209</text:p>
          </table:table-cell>
        </table:table-row>
        <table:table-row table:style-name="ro1">
          <table:table-cell office:value-type="string" calcext:value-type="string">
            <text:p>"84"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Alnus"</text:p>
          </table:table-cell>
          <table:table-cell office:value-type="float" office:value="0.075444842144432" calcext:value-type="float">
            <text:p>0.075444842144432</text:p>
          </table:table-cell>
        </table:table-row>
        <table:table-row table:style-name="ro1">
          <table:table-cell office:value-type="string" calcext:value-type="string">
            <text:p>"86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Alnus"</text:p>
          </table:table-cell>
          <table:table-cell office:value-type="float" office:value="0.0685827305629259" calcext:value-type="float">
            <text:p>0.068582730562926</text:p>
          </table:table-cell>
        </table:table-row>
        <table:table-row table:style-name="ro1">
          <table:table-cell office:value-type="string" calcext:value-type="string">
            <text:p>"165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0.0676231548578165" calcext:value-type="float">
            <text:p>0.067623154857817</text:p>
          </table:table-cell>
        </table:table-row>
        <table:table-row table:style-name="ro1">
          <table:table-cell office:value-type="string" calcext:value-type="string">
            <text:p>"49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Pinus"</text:p>
          </table:table-cell>
          <table:table-cell office:value-type="float" office:value="0.0604122618012825" calcext:value-type="float">
            <text:p>0.060412261801283</text:p>
          </table:table-cell>
        </table:table-row>
        <table:table-row table:style-name="ro1">
          <table:table-cell office:value-type="string" calcext:value-type="string">
            <text:p>"109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Prunus"</text:p>
          </table:table-cell>
          <table:table-cell office:value-type="float" office:value="0.0578569164554577" calcext:value-type="float">
            <text:p>0.057856916455458</text:p>
          </table:table-cell>
        </table:table-row>
        <table:table-row table:style-name="ro1">
          <table:table-cell office:value-type="string" calcext:value-type="string">
            <text:p>"33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Abies"</text:p>
          </table:table-cell>
          <table:table-cell office:value-type="float" office:value="0.0403485526011919" calcext:value-type="float">
            <text:p>0.040348552601192</text:p>
          </table:table-cell>
        </table:table-row>
        <table:table-row table:style-name="ro1">
          <table:table-cell office:value-type="string" calcext:value-type="string">
            <text:p>"13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latif"</text:p>
          </table:table-cell>
          <table:table-cell office:value-type="float" office:value="0.0364823869130449" calcext:value-type="float">
            <text:p>0.036482386913045</text:p>
          </table:table-cell>
        </table:table-row>
        <table:table-row table:style-name="ro1">
          <table:table-cell office:value-type="string" calcext:value-type="string">
            <text:p>"134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0354047837077269" calcext:value-type="float">
            <text:p>0.035404783707727</text:p>
          </table:table-cell>
        </table:table-row>
        <table:table-row table:style-name="ro1">
          <table:table-cell office:value-type="string" calcext:value-type="string">
            <text:p>"85"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Alnus"</text:p>
          </table:table-cell>
          <table:table-cell office:value-type="float" office:value="0.0253850930064918" calcext:value-type="float">
            <text:p>0.025385093006492</text:p>
          </table:table-cell>
        </table:table-row>
        <table:table-row table:style-name="ro1">
          <table:table-cell office:value-type="string" calcext:value-type="string">
            <text:p>"51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Pinus"</text:p>
          </table:table-cell>
          <table:table-cell office:value-type="float" office:value="0.014820490825411" calcext:value-type="float">
            <text:p>0.014820490825411</text:p>
          </table:table-cell>
        </table:table-row>
        <table:table-row table:style-name="ro1">
          <table:table-cell office:value-type="string" calcext:value-type="string">
            <text:p>"4"</text:p>
          </table:table-cell>
          <table:table-cell office:value-type="string" calcext:value-type="string">
            <text:p>"prop_Salix"</text:p>
          </table:table-cell>
          <table:table-cell office:value-type="string" calcext:value-type="string">
            <text:p>"prop_latif"</text:p>
          </table:table-cell>
          <table:table-cell office:value-type="float" office:value="0.0140169797095626" calcext:value-type="float">
            <text:p>0.014016979709563</text:p>
          </table:table-cell>
        </table:table-row>
        <table:table-row table:style-name="ro1">
          <table:table-cell office:value-type="string" calcext:value-type="string">
            <text:p>"137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0182150763389128" calcext:value-type="float">
            <text:p>-0.018215076338913</text:p>
          </table:table-cell>
        </table:table-row>
        <table:table-row table:style-name="ro1">
          <table:table-cell office:value-type="string" calcext:value-type="string">
            <text:p>"133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188003934319961" calcext:value-type="float">
            <text:p>-0.018800393431996</text:p>
          </table:table-cell>
        </table:table-row>
        <table:table-row table:style-name="ro1">
          <table:table-cell office:value-type="string" calcext:value-type="string">
            <text:p>"23"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Abies"</text:p>
          </table:table-cell>
          <table:table-cell office:value-type="float" office:value="-0.0337750501412807" calcext:value-type="float">
            <text:p>-0.033775050141281</text:p>
          </table:table-cell>
        </table:table-row>
        <table:table-row table:style-name="ro1">
          <table:table-cell office:value-type="string" calcext:value-type="string">
            <text:p>"40"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Pinus"</text:p>
          </table:table-cell>
          <table:table-cell office:value-type="float" office:value="-0.0400923736121076" calcext:value-type="float">
            <text:p>-0.040092373612108</text:p>
          </table:table-cell>
        </table:table-row>
        <table:table-row table:style-name="ro1">
          <table:table-cell office:value-type="string" calcext:value-type="string">
            <text:p>"108"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Prunus"</text:p>
          </table:table-cell>
          <table:table-cell office:value-type="float" office:value="-0.0423756018770836" calcext:value-type="float">
            <text:p>-0.042375601877084</text:p>
          </table:table-cell>
        </table:table-row>
        <table:table-row table:style-name="ro1">
          <table:table-cell office:value-type="string" calcext:value-type="string">
            <text:p>"41"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Pinus"</text:p>
          </table:table-cell>
          <table:table-cell office:value-type="float" office:value="-0.0495448961823654" calcext:value-type="float">
            <text:p>-0.049544896182365</text:p>
          </table:table-cell>
        </table:table-row>
        <table:table-row table:style-name="ro1">
          <table:table-cell office:value-type="string" calcext:value-type="string">
            <text:p>"135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529338147616642" calcext:value-type="float">
            <text:p>-0.052933814761664</text:p>
          </table:table-cell>
        </table:table-row>
        <table:table-row table:style-name="ro1">
          <table:table-cell office:value-type="string" calcext:value-type="string">
            <text:p>"150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0590741066068145" calcext:value-type="float">
            <text:p>-0.059074106606815</text:p>
          </table:table-cell>
        </table:table-row>
        <table:table-row table:style-name="ro1">
          <table:table-cell office:value-type="string" calcext:value-type="string">
            <text:p>"114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Prunus"</text:p>
          </table:table-cell>
          <table:table-cell office:value-type="float" office:value="-0.0675863297741713" calcext:value-type="float">
            <text:p>-0.067586329774171</text:p>
          </table:table-cell>
        </table:table-row>
        <table:table-row table:style-name="ro1">
          <table:table-cell office:value-type="string" calcext:value-type="string">
            <text:p>"168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0688002949019093" calcext:value-type="float">
            <text:p>-0.068800294901909</text:p>
          </table:table-cell>
        </table:table-row>
        <table:table-row table:style-name="ro1">
          <table:table-cell office:value-type="string" calcext:value-type="string">
            <text:p>"83"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Alnus"</text:p>
          </table:table-cell>
          <table:table-cell office:value-type="float" office:value="-0.0697579185925241" calcext:value-type="float">
            <text:p>-0.069757918592524</text:p>
          </table:table-cell>
        </table:table-row>
        <table:table-row table:style-name="ro1">
          <table:table-cell office:value-type="string" calcext:value-type="string">
            <text:p>"111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Prunus"</text:p>
          </table:table-cell>
          <table:table-cell office:value-type="float" office:value="-0.069974783844543" calcext:value-type="float">
            <text:p>-0.069974783844543</text:p>
          </table:table-cell>
        </table:table-row>
        <table:table-row table:style-name="ro1">
          <table:table-cell office:value-type="string" calcext:value-type="string">
            <text:p>"56"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Salix"</text:p>
          </table:table-cell>
          <table:table-cell office:value-type="float" office:value="-0.0704941785540801" calcext:value-type="float">
            <text:p>-0.07049417855408</text:p>
          </table:table-cell>
        </table:table-row>
        <table:table-row table:style-name="ro1">
          <table:table-cell office:value-type="string" calcext:value-type="string">
            <text:p>"93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Alnus"</text:p>
          </table:table-cell>
          <table:table-cell office:value-type="float" office:value="-0.0710108891390513" calcext:value-type="float">
            <text:p>-0.071010889139051</text:p>
          </table:table-cell>
        </table:table-row>
        <table:table-row table:style-name="ro1">
          <table:table-cell office:value-type="string" calcext:value-type="string">
            <text:p>"156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0712316496588595" calcext:value-type="float">
            <text:p>-0.07123164965886</text:p>
          </table:table-cell>
        </table:table-row>
        <table:table-row table:style-name="ro1">
          <table:table-cell office:value-type="string" calcext:value-type="string">
            <text:p>"66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Salix"</text:p>
          </table:table-cell>
          <table:table-cell office:value-type="float" office:value="-0.071760373578416" calcext:value-type="float">
            <text:p>-0.071760373578416</text:p>
          </table:table-cell>
        </table:table-row>
        <table:table-row table:style-name="ro1">
          <table:table-cell office:value-type="string" calcext:value-type="string">
            <text:p>"90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Alnus"</text:p>
          </table:table-cell>
          <table:table-cell office:value-type="float" office:value="-0.0775291284721638" calcext:value-type="float">
            <text:p>-0.077529128472164</text:p>
          </table:table-cell>
        </table:table-row>
        <table:table-row table:style-name="ro1">
          <table:table-cell office:value-type="string" calcext:value-type="string">
            <text:p>"163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-0.0817992652378681" calcext:value-type="float">
            <text:p>-0.081799265237868</text:p>
          </table:table-cell>
        </table:table-row>
        <table:table-row table:style-name="ro1">
          <table:table-cell office:value-type="string" calcext:value-type="string">
            <text:p>"110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Prunus"</text:p>
          </table:table-cell>
          <table:table-cell office:value-type="float" office:value="-0.0830002867507945" calcext:value-type="float">
            <text:p>-0.083000286750795</text:p>
          </table:table-cell>
        </table:table-row>
        <table:table-row table:style-name="ro1">
          <table:table-cell office:value-type="string" calcext:value-type="string">
            <text:p>"154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0843028345147993" calcext:value-type="float">
            <text:p>-0.084302834514799</text:p>
          </table:table-cell>
        </table:table-row>
        <table:table-row table:style-name="ro1">
          <table:table-cell office:value-type="string" calcext:value-type="string">
            <text:p>"64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Salix"</text:p>
          </table:table-cell>
          <table:table-cell office:value-type="float" office:value="-0.0849285805884598" calcext:value-type="float">
            <text:p>-0.08492858058846</text:p>
          </table:table-cell>
        </table:table-row>
        <table:table-row table:style-name="ro1">
          <table:table-cell office:value-type="string" calcext:value-type="string">
            <text:p>"88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Alnus"</text:p>
          </table:table-cell>
          <table:table-cell office:value-type="float" office:value="-0.0870115345344554" calcext:value-type="float">
            <text:p>-0.087011534534455</text:p>
          </table:table-cell>
        </table:table-row>
        <table:table-row table:style-name="ro1">
          <table:table-cell office:value-type="string" calcext:value-type="string">
            <text:p>"115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Prunus"</text:p>
          </table:table-cell>
          <table:table-cell office:value-type="float" office:value="-0.0873363317139437" calcext:value-type="float">
            <text:p>-0.087336331713944</text:p>
          </table:table-cell>
        </table:table-row>
        <table:table-row table:style-name="ro1">
          <table:table-cell office:value-type="string" calcext:value-type="string">
            <text:p>"54"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Salix"</text:p>
          </table:table-cell>
          <table:table-cell office:value-type="float" office:value="-0.0876573862001969" calcext:value-type="float">
            <text:p>-0.087657386200197</text:p>
          </table:table-cell>
        </table:table-row>
        <table:table-row table:style-name="ro1">
          <table:table-cell office:value-type="string" calcext:value-type="string">
            <text:p>"29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Abies"</text:p>
          </table:table-cell>
          <table:table-cell office:value-type="float" office:value="-0.0888414759742744" calcext:value-type="float">
            <text:p>-0.088841475974274</text:p>
          </table:table-cell>
        </table:table-row>
        <table:table-row table:style-name="ro1">
          <table:table-cell office:value-type="string" calcext:value-type="string">
            <text:p>"170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-0.0889050403779522" calcext:value-type="float">
            <text:p>-0.088905040377952</text:p>
          </table:table-cell>
        </table:table-row>
        <table:table-row table:style-name="ro1">
          <table:table-cell office:value-type="string" calcext:value-type="string">
            <text:p>"97"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Juniperus"</text:p>
          </table:table-cell>
          <table:table-cell office:value-type="float" office:value="-0.0921148712110335" calcext:value-type="float">
            <text:p>-0.092114871211034</text:p>
          </table:table-cell>
        </table:table-row>
        <table:table-row table:style-name="ro1">
          <table:table-cell office:value-type="string" calcext:value-type="string">
            <text:p>"167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105219336382193" calcext:value-type="float">
            <text:p>-0.105219336382193</text:p>
          </table:table-cell>
        </table:table-row>
        <table:table-row table:style-name="ro1">
          <table:table-cell office:value-type="string" calcext:value-type="string">
            <text:p>"132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0850785892505" calcext:value-type="float">
            <text:p>-0.10850785892505</text:p>
          </table:table-cell>
        </table:table-row>
        <table:table-row table:style-name="ro1">
          <table:table-cell office:value-type="string" calcext:value-type="string">
            <text:p>"92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Alnus"</text:p>
          </table:table-cell>
          <table:table-cell office:value-type="float" office:value="-0.108600095999198" calcext:value-type="float">
            <text:p>-0.108600095999198</text:p>
          </table:table-cell>
        </table:table-row>
        <table:table-row table:style-name="ro1">
          <table:table-cell office:value-type="string" calcext:value-type="string">
            <text:p>"155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108937714833924" calcext:value-type="float">
            <text:p>-0.108937714833924</text:p>
          </table:table-cell>
        </table:table-row>
        <table:table-row table:style-name="ro1">
          <table:table-cell office:value-type="string" calcext:value-type="string">
            <text:p>"65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Salix"</text:p>
          </table:table-cell>
          <table:table-cell office:value-type="float" office:value="-0.109746315727633" calcext:value-type="float">
            <text:p>-0.109746315727633</text:p>
          </table:table-cell>
        </table:table-row>
        <table:table-row table:style-name="ro1">
          <table:table-cell office:value-type="string" calcext:value-type="string">
            <text:p>"50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Pinus"</text:p>
          </table:table-cell>
          <table:table-cell office:value-type="float" office:value="-0.112838667881887" calcext:value-type="float">
            <text:p>-0.112838667881887</text:p>
          </table:table-cell>
        </table:table-row>
        <table:table-row table:style-name="ro1">
          <table:table-cell office:value-type="string" calcext:value-type="string">
            <text:p>"95"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Juniperus"</text:p>
          </table:table-cell>
          <table:table-cell office:value-type="float" office:value="-0.114215637766727" calcext:value-type="float">
            <text:p>-0.114215637766727</text:p>
          </table:table-cell>
        </table:table-row>
        <table:table-row table:style-name="ro1">
          <table:table-cell office:value-type="string" calcext:value-type="string">
            <text:p>"105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Juniperus"</text:p>
          </table:table-cell>
          <table:table-cell office:value-type="float" office:value="-0.116267144362136" calcext:value-type="float">
            <text:p>-0.116267144362136</text:p>
          </table:table-cell>
        </table:table-row>
        <table:table-row table:style-name="ro1">
          <table:table-cell office:value-type="string" calcext:value-type="string">
            <text:p>"131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19215016449291" calcext:value-type="float">
            <text:p>-0.119215016449291</text:p>
          </table:table-cell>
        </table:table-row>
        <table:table-row table:style-name="ro1">
          <table:table-cell office:value-type="string" calcext:value-type="string">
            <text:p>"103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Juniperus"</text:p>
          </table:table-cell>
          <table:table-cell office:value-type="float" office:value="-0.137602454493349" calcext:value-type="float">
            <text:p>-0.137602454493349</text:p>
          </table:table-cell>
        </table:table-row>
        <table:table-row table:style-name="ro1">
          <table:table-cell office:value-type="string" calcext:value-type="string">
            <text:p>"82"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Alnus"</text:p>
          </table:table-cell>
          <table:table-cell office:value-type="float" office:value="-0.142023702881212" calcext:value-type="float">
            <text:p>-0.142023702881212</text:p>
          </table:table-cell>
        </table:table-row>
        <table:table-row table:style-name="ro1">
          <table:table-cell office:value-type="string" calcext:value-type="string">
            <text:p>"100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Juniperus"</text:p>
          </table:table-cell>
          <table:table-cell office:value-type="float" office:value="-0.142465229904086" calcext:value-type="float">
            <text:p>-0.142465229904086</text:p>
          </table:table-cell>
        </table:table-row>
        <table:table-row table:style-name="ro1">
          <table:table-cell office:value-type="string" calcext:value-type="string">
            <text:p>"55"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Salix"</text:p>
          </table:table-cell>
          <table:table-cell office:value-type="float" office:value="-0.143522692073166" calcext:value-type="float">
            <text:p>-0.143522692073166</text:p>
          </table:table-cell>
        </table:table-row>
        <table:table-row table:style-name="ro1">
          <table:table-cell office:value-type="string" calcext:value-type="string">
            <text:p>"149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14460429145354" calcext:value-type="float">
            <text:p>-0.14460429145354</text:p>
          </table:table-cell>
        </table:table-row>
        <table:table-row table:style-name="ro1">
          <table:table-cell office:value-type="string" calcext:value-type="string">
            <text:p>"112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Prunus"</text:p>
          </table:table-cell>
          <table:table-cell office:value-type="float" office:value="-0.145699870119631" calcext:value-type="float">
            <text:p>-0.145699870119631</text:p>
          </table:table-cell>
        </table:table-row>
        <table:table-row table:style-name="ro1">
          <table:table-cell office:value-type="string" calcext:value-type="string">
            <text:p>"161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14831688693401" calcext:value-type="float">
            <text:p>-0.14831688693401</text:p>
          </table:table-cell>
        </table:table-row>
        <table:table-row table:style-name="ro1">
          <table:table-cell office:value-type="string" calcext:value-type="string">
            <text:p>"99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Juniperus"</text:p>
          </table:table-cell>
          <table:table-cell office:value-type="float" office:value="-0.16393388130333" calcext:value-type="float">
            <text:p>-0.16393388130333</text:p>
          </table:table-cell>
        </table:table-row>
        <table:table-row table:style-name="ro1">
          <table:table-cell office:value-type="string" calcext:value-type="string">
            <text:p>"142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166475500403005" calcext:value-type="float">
            <text:p>-0.166475500403005</text:p>
          </table:table-cell>
        </table:table-row>
        <table:table-row table:style-name="ro1">
          <table:table-cell office:value-type="string" calcext:value-type="string">
            <text:p>"128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70661167165829" calcext:value-type="float">
            <text:p>-0.170661167165829</text:p>
          </table:table-cell>
        </table:table-row>
        <table:table-row table:style-name="ro1">
          <table:table-cell office:value-type="string" calcext:value-type="string">
            <text:p>"27"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Abies"</text:p>
          </table:table-cell>
          <table:table-cell office:value-type="float" office:value="-0.173594171153904" calcext:value-type="float">
            <text:p>-0.173594171153904</text:p>
          </table:table-cell>
        </table:table-row>
        <table:table-row table:style-name="ro1">
          <table:table-cell office:value-type="string" calcext:value-type="string">
            <text:p>"159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175533404530565" calcext:value-type="float">
            <text:p>-0.175533404530565</text:p>
          </table:table-cell>
        </table:table-row>
        <table:table-row table:style-name="ro1">
          <table:table-cell office:value-type="string" calcext:value-type="string">
            <text:p>"89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Alnus"</text:p>
          </table:table-cell>
          <table:table-cell office:value-type="float" office:value="-0.181173396815982" calcext:value-type="float">
            <text:p>-0.181173396815982</text:p>
          </table:table-cell>
        </table:table-row>
        <table:table-row table:style-name="ro1">
          <table:table-cell office:value-type="string" calcext:value-type="string">
            <text:p>"152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181736633437033" calcext:value-type="float">
            <text:p>-0.181736633437033</text:p>
          </table:table-cell>
        </table:table-row>
        <table:table-row table:style-name="ro1">
          <table:table-cell office:value-type="string" calcext:value-type="string">
            <text:p>"62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Salix"</text:p>
          </table:table-cell>
          <table:table-cell office:value-type="float" office:value="-0.183085591458054" calcext:value-type="float">
            <text:p>-0.183085591458054</text:p>
          </table:table-cell>
        </table:table-row>
        <table:table-row table:style-name="ro1">
          <table:table-cell office:value-type="string" calcext:value-type="string">
            <text:p>"12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latif"</text:p>
          </table:table-cell>
          <table:table-cell office:value-type="float" office:value="-0.188417838331906" calcext:value-type="float">
            <text:p>-0.188417838331906</text:p>
          </table:table-cell>
        </table:table-row>
        <table:table-row table:style-name="ro1">
          <table:table-cell office:value-type="string" calcext:value-type="string">
            <text:p>"34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Abies"</text:p>
          </table:table-cell>
          <table:table-cell office:value-type="float" office:value="-0.189448558170214" calcext:value-type="float">
            <text:p>-0.189448558170214</text:p>
          </table:table-cell>
        </table:table-row>
        <table:table-row table:style-name="ro1">
          <table:table-cell office:value-type="string" calcext:value-type="string">
            <text:p>"11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latif"</text:p>
          </table:table-cell>
          <table:table-cell office:value-type="float" office:value="-0.201052861454353" calcext:value-type="float">
            <text:p>-0.201052861454353</text:p>
          </table:table-cell>
        </table:table-row>
        <table:table-row table:style-name="ro1">
          <table:table-cell office:value-type="string" calcext:value-type="string">
            <text:p>"70"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Arbutus"</text:p>
          </table:table-cell>
          <table:table-cell office:value-type="float" office:value="-0.213523518993569" calcext:value-type="float">
            <text:p>-0.213523518993569</text:p>
          </table:table-cell>
        </table:table-row>
        <table:table-row table:style-name="ro1">
          <table:table-cell office:value-type="string" calcext:value-type="string">
            <text:p>"80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Arbutus"</text:p>
          </table:table-cell>
          <table:table-cell office:value-type="float" office:value="-0.217358763589277" calcext:value-type="float">
            <text:p>-0.217358763589277</text:p>
          </table:table-cell>
        </table:table-row>
        <table:table-row table:style-name="ro1">
          <table:table-cell office:value-type="string" calcext:value-type="string">
            <text:p>"98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Juniperus"</text:p>
          </table:table-cell>
          <table:table-cell office:value-type="float" office:value="-0.217711290111679" calcext:value-type="float">
            <text:p>-0.217711290111679</text:p>
          </table:table-cell>
        </table:table-row>
        <table:table-row table:style-name="ro1">
          <table:table-cell office:value-type="string" calcext:value-type="string">
            <text:p>"147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221619027990797" calcext:value-type="float">
            <text:p>-0.221619027990797</text:p>
          </table:table-cell>
        </table:table-row>
        <table:table-row table:style-name="ro1">
          <table:table-cell office:value-type="string" calcext:value-type="string">
            <text:p>"74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Arbutus"</text:p>
          </table:table-cell>
          <table:table-cell office:value-type="float" office:value="-0.225918316347905" calcext:value-type="float">
            <text:p>-0.225918316347905</text:p>
          </table:table-cell>
        </table:table-row>
        <table:table-row table:style-name="ro1">
          <table:table-cell office:value-type="string" calcext:value-type="string">
            <text:p>"153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227660600303602" calcext:value-type="float">
            <text:p>-0.227660600303602</text:p>
          </table:table-cell>
        </table:table-row>
        <table:table-row table:style-name="ro1">
          <table:table-cell office:value-type="string" calcext:value-type="string">
            <text:p>"63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Salix"</text:p>
          </table:table-cell>
          <table:table-cell office:value-type="float" office:value="-0.23512792340935" calcext:value-type="float">
            <text:p>-0.23512792340935</text:p>
          </table:table-cell>
        </table:table-row>
        <table:table-row table:style-name="ro1">
          <table:table-cell office:value-type="string" calcext:value-type="string">
            <text:p>"48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Pinus"</text:p>
          </table:table-cell>
          <table:table-cell office:value-type="float" office:value="-0.236036587323786" calcext:value-type="float">
            <text:p>-0.236036587323786</text:p>
          </table:table-cell>
        </table:table-row>
        <table:table-row table:style-name="ro1">
          <table:table-cell office:value-type="string" calcext:value-type="string">
            <text:p>"24"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Abies"</text:p>
          </table:table-cell>
          <table:table-cell office:value-type="float" office:value="-0.247754714112217" calcext:value-type="float">
            <text:p>-0.247754714112217</text:p>
          </table:table-cell>
        </table:table-row>
        <table:table-row table:style-name="ro1">
          <table:table-cell office:value-type="string" calcext:value-type="string">
            <text:p>"72"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Arbutus"</text:p>
          </table:table-cell>
          <table:table-cell office:value-type="float" office:value="-0.253948644944213" calcext:value-type="float">
            <text:p>-0.253948644944213</text:p>
          </table:table-cell>
        </table:table-row>
        <table:table-row table:style-name="ro1">
          <table:table-cell office:value-type="string" calcext:value-type="string">
            <text:p>"78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Arbutus"</text:p>
          </table:table-cell>
          <table:table-cell office:value-type="float" office:value="-0.257244637249941" calcext:value-type="float">
            <text:p>-0.257244637249941</text:p>
          </table:table-cell>
        </table:table-row>
        <table:table-row table:style-name="ro1">
          <table:table-cell office:value-type="string" calcext:value-type="string">
            <text:p>"125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total_mean_Altura"</text:p>
          </table:table-cell>
          <table:table-cell office:value-type="float" office:value="-0.258757794578611" calcext:value-type="float">
            <text:p>-0.258757794578611</text:p>
          </table:table-cell>
        </table:table-row>
        <table:table-row table:style-name="ro1">
          <table:table-cell office:value-type="string" calcext:value-type="string">
            <text:p>"146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262641219670575" calcext:value-type="float">
            <text:p>-0.262641219670575</text:p>
          </table:table-cell>
        </table:table-row>
        <table:table-row table:style-name="ro1">
          <table:table-cell office:value-type="string" calcext:value-type="string">
            <text:p>"68"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Arbutus"</text:p>
          </table:table-cell>
          <table:table-cell office:value-type="float" office:value="-0.265510059853887" calcext:value-type="float">
            <text:p>-0.265510059853887</text:p>
          </table:table-cell>
        </table:table-row>
        <table:table-row table:style-name="ro1">
          <table:table-cell office:value-type="string" calcext:value-type="string">
            <text:p>"75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Arbutus"</text:p>
          </table:table-cell>
          <table:table-cell office:value-type="float" office:value="-0.266335484511123" calcext:value-type="float">
            <text:p>-0.266335484511123</text:p>
          </table:table-cell>
        </table:table-row>
        <table:table-row table:style-name="ro1">
          <table:table-cell office:value-type="string" calcext:value-type="string">
            <text:p>"53"</text:p>
          </table:table-cell>
          <table:table-cell office:value-type="string" calcext:value-type="string">
            <text:p>"prop_Arbutus"</text:p>
          </table:table-cell>
          <table:table-cell office:value-type="string" calcext:value-type="string">
            <text:p>"prop_Salix"</text:p>
          </table:table-cell>
          <table:table-cell office:value-type="float" office:value="-0.268312385817805" calcext:value-type="float">
            <text:p>-0.268312385817805</text:p>
          </table:table-cell>
        </table:table-row>
        <table:table-row table:style-name="ro1">
          <table:table-cell office:value-type="string" calcext:value-type="string">
            <text:p>"139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277724725905174" calcext:value-type="float">
            <text:p>-0.277724725905174</text:p>
          </table:table-cell>
        </table:table-row>
        <table:table-row table:style-name="ro1">
          <table:table-cell office:value-type="string" calcext:value-type="string">
            <text:p>"47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Pinus"</text:p>
          </table:table-cell>
          <table:table-cell office:value-type="float" office:value="-0.283091963979818" calcext:value-type="float">
            <text:p>-0.283091963979818</text:p>
          </table:table-cell>
        </table:table-row>
        <table:table-row table:style-name="ro1">
          <table:table-cell office:value-type="string" calcext:value-type="string">
            <text:p>"38"</text:p>
          </table:table-cell>
          <table:table-cell office:value-type="string" calcext:value-type="string">
            <text:p>"prop_Arbutus"</text:p>
          </table:table-cell>
          <table:table-cell office:value-type="string" calcext:value-type="string">
            <text:p>"prop_Pinus"</text:p>
          </table:table-cell>
          <table:table-cell office:value-type="float" office:value="-0.283220054157212" calcext:value-type="float">
            <text:p>-0.283220054157212</text:p>
          </table:table-cell>
        </table:table-row>
        <table:table-row table:style-name="ro1">
          <table:table-cell office:value-type="string" calcext:value-type="string">
            <text:p>"31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Abies"</text:p>
          </table:table-cell>
          <table:table-cell office:value-type="float" office:value="-0.316049801704055" calcext:value-type="float">
            <text:p>-0.316049801704055</text:p>
          </table:table-cell>
        </table:table-row>
        <table:table-row table:style-name="ro1">
          <table:table-cell office:value-type="string" calcext:value-type="string">
            <text:p>"123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total_mean_Altura"</text:p>
          </table:table-cell>
          <table:table-cell office:value-type="float" office:value="-0.32014160378133" calcext:value-type="float">
            <text:p>-0.32014160378133</text:p>
          </table:table-cell>
        </table:table-row>
        <table:table-row table:style-name="ro1">
          <table:table-cell office:value-type="string" calcext:value-type="string">
            <text:p>"140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328423503239874" calcext:value-type="float">
            <text:p>-0.328423503239874</text:p>
          </table:table-cell>
        </table:table-row>
        <table:table-row table:style-name="ro1">
          <table:table-cell office:value-type="string" calcext:value-type="string">
            <text:p>"96"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Juniperus"</text:p>
          </table:table-cell>
          <table:table-cell office:value-type="float" office:value="-0.333146786196198" calcext:value-type="float">
            <text:p>-0.333146786196198</text:p>
          </table:table-cell>
        </table:table-row>
        <table:table-row table:style-name="ro1">
          <table:table-cell office:value-type="string" calcext:value-type="string">
            <text:p>"10"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latif"</text:p>
          </table:table-cell>
          <table:table-cell office:value-type="float" office:value="-0.384654610098315" calcext:value-type="float">
            <text:p>-0.384654610098315</text:p>
          </table:table-cell>
        </table:table-row>
        <table:table-row table:style-name="ro1">
          <table:table-cell office:value-type="string" calcext:value-type="string">
            <text:p>"73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Arbutus"</text:p>
          </table:table-cell>
          <table:table-cell office:value-type="float" office:value="-0.40700627075444" calcext:value-type="float">
            <text:p>-0.40700627075444</text:p>
          </table:table-cell>
        </table:table-row>
        <table:table-row table:style-name="ro1">
          <table:table-cell office:value-type="string" calcext:value-type="string">
            <text:p>"32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Abies"</text:p>
          </table:table-cell>
          <table:table-cell office:value-type="float" office:value="-0.448509867521856" calcext:value-type="float">
            <text:p>-0.448509867521856</text:p>
          </table:table-cell>
        </table:table-row>
        <table:table-row table:style-name="ro1">
          <table:table-cell office:value-type="string" calcext:value-type="string">
            <text:p>"22"</text:p>
          </table:table-cell>
          <table:table-cell office:value-type="string" calcext:value-type="string">
            <text:p>"prop_Arbutus"</text:p>
          </table:table-cell>
          <table:table-cell office:value-type="string" calcext:value-type="string">
            <text:p>"prop_Abies"</text:p>
          </table:table-cell>
          <table:table-cell office:value-type="float" office:value="-0.463171763857167" calcext:value-type="float">
            <text:p>-0.463171763857167</text:p>
          </table:table-cell>
        </table:table-row>
        <table:table-row table:style-name="ro1">
          <table:table-cell office:value-type="string" calcext:value-type="string">
            <text:p>"122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total_mean_Altura"</text:p>
          </table:table-cell>
          <table:table-cell office:value-type="float" office:value="-0.472128429605217" calcext:value-type="float">
            <text:p>-0.472128429605217</text:p>
          </table:table-cell>
        </table:table-row>
        <table:table-row table:style-name="ro1">
          <table:table-cell office:value-type="string" calcext:value-type="string">
            <text:p>"9"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latif"</text:p>
          </table:table-cell>
          <table:table-cell office:value-type="float" office:value="-0.504260824823737" calcext:value-type="float">
            <text:p>-0.504260824823737</text:p>
          </table:table-cell>
        </table:table-row>
        <table:table-row table:style-name="ro1">
          <table:table-cell office:value-type="string" calcext:value-type="string">
            <text:p>"2"</text:p>
          </table:table-cell>
          <table:table-cell office:value-type="string" calcext:value-type="string">
            <text:p>"prop_Abies"</text:p>
          </table:table-cell>
          <table:table-cell office:value-type="string" calcext:value-type="string">
            <text:p>"prop_latif"</text:p>
          </table:table-cell>
          <table:table-cell office:value-type="float" office:value="-0.572015622314995" calcext:value-type="float">
            <text:p>-0.572015622314995</text:p>
          </table:table-cell>
        </table:table-row>
        <table:table-row table:style-name="ro1">
          <table:table-cell office:value-type="string" calcext:value-type="string">
            <text:p>"71"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Arbutus"</text:p>
          </table:table-cell>
          <table:table-cell office:value-type="float" office:value="-0.601302216788505" calcext:value-type="float">
            <text:p>-0.601302216788505</text:p>
          </table:table-cell>
        </table:table-row>
        <table:table-row table:style-name="ro1">
          <table:table-cell office:value-type="string" calcext:value-type="string">
            <text:p>"3"</text:p>
          </table:table-cell>
          <table:table-cell office:value-type="string" calcext:value-type="string">
            <text:p>"prop_Pinus"</text:p>
          </table:table-cell>
          <table:table-cell office:value-type="string" calcext:value-type="string">
            <text:p>"prop_latif"</text:p>
          </table:table-cell>
          <table:table-cell office:value-type="float" office:value="-0.603638820571262" calcext:value-type="float">
            <text:p>-0.603638820571262</text:p>
          </table:table-cell>
        </table:table-row>
      </table:table>
      <table:named-expressions/>
      <table:database-ranges>
        <table:database-range table:name="__Anonymous_Sheet_DB__0" table:target-range-address="cor_veg_df5.A1:cor_veg_df5.D154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 style:data-style-name="N2" text:time-value="23:39:57.712164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8T23:40:54.142214469</dc:date>
    <meta:editing-duration>PT24M23S</meta:editing-duration>
    <meta:editing-cycles>2</meta:editing-cycles>
    <meta:generator>LibreOffice/6.2.7.1$Linux_X86_64 LibreOffice_project/23edc44b61b830b7d749943e020e96f5a7df63bf</meta:generator>
    <meta:document-statistic meta:table-count="1" meta:cell-count="616" meta:object-count="0"/>
  </office:meta>
</office:document-meta>
</file>